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1.938cm" svg:x="30.21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7.559cm" svg:height="12.954cm" svg:x="4.175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64cm" svg:height="8.89cm" svg:x="5.69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42cm" svg:height="1.778cm" svg:x="15.351cm" svg:y="10.144cm">
          <text:p text:style-name="P1">Scheduler </text:p>
          <text:p text:style-name="P1">任务调度器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666cm" svg:height="1.707cm" svg:x="17.639cm" svg:y="1.635cm">
          <draw:text-box>
            <text:p text:style-name="P1">Engine Kernel – Tasks Management</text:p>
            <text:p text:style-name="P1">任务管理</text:p>
          </draw:text-box>
        </draw:frame>
        <draw:custom-shape draw:style-name="gr2" draw:text-style-name="P1" xml:id="id3" draw:id="id3" draw:layer="layout" svg:width="4.699cm" svg:height="1.905cm" svg:x="8.239cm" svg:y="8.747cm">
          <text:p text:style-name="P1">Thread Manager</text:p>
          <text:p text:style-name="P1">执行绪管理器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04cm" svg:height="1.905cm" svg:x="19.415cm" svg:y="14.462cm">
          <text:p text:style-name="P1">Time Stamp Manager</text:p>
          <text:p text:style-name="P1">时间截管理器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717cm" svg:y1="14.462cm" svg:x2="21.193cm" svg:y2="11.033cm" draw:start-shape="id1" draw:start-glue-point="0" draw:end-shape="id2" draw:end-glue-point="1" svg:d="m22717 14462v-3429h-1524" svg:viewBox="0 0 1525 3430">
          <text:p/>
        </draw:connector>
        <draw:connector draw:style-name="gr4" draw:text-style-name="P1" draw:layer="layout" svg:x1="18.272cm" svg:y1="11.922cm" svg:x2="12.938cm" svg:y2="9.699cm" draw:start-shape="id2" draw:start-glue-point="2" draw:end-shape="id3" draw:end-glue-point="1" svg:d="m18272 11922v501h-4128v-2724h-1206" svg:viewBox="0 0 5335 2725">
          <text:p/>
        </draw:connector>
        <draw:custom-shape draw:style-name="gr2" draw:text-style-name="P1" draw:layer="layout" svg:width="5.588cm" svg:height="2.413cm" svg:x="5.191cm" svg:y="22.209cm">
          <text:p text:style-name="P1">Trigger Tasks</text:p>
          <text:p text:style-name="P1">触发器任务集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2.413cm" svg:x="13.573cm" svg:y="19.415cm">
          <text:p text:style-name="P1">Animation Update Tasks</text:p>
          <text:p text:style-name="P1">动画更新任务集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93cm" svg:height="2.159cm" svg:x="4.556cm" svg:y="18.78cm">
          <text:p text:style-name="P1">UI Update Tasks</text:p>
          <text:p text:style-name="P1">界面系统更新任务集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2.54cm" svg:x="7.35cm" svg:y="26.908cm">
          <text:p text:style-name="P1">Kinematic Computing Tasks</text:p>
          <text:p text:style-name="P1">动力系统计算任务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14cm" svg:height="2.286cm" svg:x="22.304cm" svg:y="21.701cm">
          <text:p text:style-name="P1">Rendering Tasks</text:p>
          <text:p text:style-name="P1">渲染任务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2.286cm" svg:x="12.811cm" svg:y="22.844cm">
          <text:p text:style-name="P1">Scene Management</text:p>
          <text:p text:style-name="P1">场景管理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2.286cm" svg:x="19.669cm" svg:y="26.273cm">
          <text:p text:style-name="P1">Resource Update Tasks</text:p>
          <text:p text:style-name="P1">资源更新任务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88cm" svg:y1="10.652cm" svg:x2="17.954cm" svg:y2="17.256cm" draw:start-shape="id3" draw:start-glue-point="2" draw:end-shape="id4" svg:d="m10588 10652v3302h7366v3302" svg:viewBox="0 0 7367 6605">
          <text:p/>
        </draw:connector>
        <draw:custom-shape draw:style-name="gr2" draw:text-style-name="P1" xml:id="id6" draw:id="id6" draw:layer="layout" svg:width="6.477cm" svg:height="2.286cm" svg:x="33.004cm" svg:y="11.287cm">
          <text:p text:style-name="P1">Game Tasks</text:p>
          <text:p text:style-name="P1">游戏任务列表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461cm" svg:height="2.286cm" svg:x="13.192cm" svg:y="5.445cm">
          <text:p text:style-name="P1">Command Buffer</text:p>
          <text:p text:style-name="P1">命令缓存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922cm" svg:y1="7.731cm" svg:x2="15.351cm" svg:y2="11.033cm" draw:start-shape="id5" draw:start-glue-point="2" draw:end-shape="id2" draw:end-glue-point="3" svg:d="m15922 7731v1207h-1072v2095h501" svg:viewBox="0 0 1073 3303">
          <text:p/>
        </draw:connector>
        <draw:connector draw:style-name="gr4" draw:text-style-name="P1" draw:layer="layout" svg:x1="33.004cm" svg:y1="12.43cm" svg:x2="21.193cm" svg:y2="11.033cm" draw:start-shape="id6" draw:start-glue-point="3" draw:end-shape="id2" svg:d="m33004 12430h-5906v-1397h-5905" svg:viewBox="0 0 11812 1398">
          <text:p/>
        </draw:connector>
        <draw:custom-shape draw:style-name="gr2" draw:text-style-name="P1" xml:id="id7" draw:id="id7" draw:layer="layout" svg:width="6.477cm" svg:height="2.286cm" svg:x="32.943cm" svg:y="7.858cm">
          <text:p text:style-name="P1">Kernel API calling</text:p>
          <text:p text:style-name="P1">内核API函数调用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2.943cm" svg:y1="9.001cm" svg:x2="21.193cm" svg:y2="11.033cm" draw:start-shape="id7" draw:start-glue-point="3" draw:end-shape="id2" draw:end-glue-point="1" svg:d="m32943 9001h-5875v2032h-5875" svg:viewBox="0 0 11751 2033">
          <text:p/>
        </draw:connector>
        <draw:connector draw:style-name="gr4" draw:text-style-name="P1" draw:layer="layout" svg:x1="18.272cm" svg:y1="10.144cm" svg:x2="18.653cm" svg:y2="6.588cm" draw:start-shape="id2" draw:start-glue-point="0" draw:end-shape="id5" draw:end-glue-point="1" svg:d="m18272 10144v-1206h881v-2350h-500" svg:viewBox="0 0 882 3557">
          <text:p/>
        </draw:connector>
        <draw:custom-shape draw:style-name="gr2" draw:text-style-name="P1" xml:id="id8" draw:id="id8" draw:layer="layout" svg:width="5.461cm" svg:height="1.778cm" svg:x="6.588cm" svg:y="5.826cm">
          <text:p text:style-name="P1">Message Lists</text:p>
          <text:p text:style-name="P1">执行绪消息列表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88cm" svg:y1="8.747cm" svg:x2="9.318cm" svg:y2="7.604cm" draw:start-shape="id3" draw:start-glue-point="0" draw:end-shape="id8" svg:d="m10588 8747v-572h-1270v-571" svg:viewBox="0 0 1271 1144">
          <text:p/>
        </draw:connector>
        <draw:connector draw:style-name="gr4" draw:text-style-name="P1" draw:layer="layout" svg:x1="6.588cm" svg:y1="6.715cm" svg:x2="8.239cm" svg:y2="9.699cm" draw:start-shape="id8" draw:start-glue-point="3" draw:end-shape="id3" draw:end-glue-point="3" svg:d="m6588 6715h-502v2984h2153" svg:viewBox="0 0 2154 29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1T15:48:55.125422584</meta:creation-date>
    <dc:date>2013-11-21T16:36:16.631844404</dc:date>
    <meta:editing-duration>PT17S</meta:editing-duration>
    <meta:editing-cycles>1</meta:editing-cycles>
    <meta:document-statistic meta:object-count="27"/>
    <meta:generator>LibreOffice/4.1.2.3$Linux_x86 LibreOffice_project/410m0$Build-3</meta:generator>
  </office:meta>
</office:document-meta>
</file>